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verline-style="solid" style:text-overline-width="auto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91.4pt" svg:height="613.87pt" svg:x="158.14pt" svg:y="0pt">
            <draw:object draw:notify-on-update-of-ranges="Sheet1.A2:Sheet1.A120 Sheet1.B2:Sheet1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1:21:49.304989476</meta:creation-date>
    <dc:date>2018-10-12T01:56:45.782789720</dc:date>
    <meta:editing-duration>PT4M24S</meta:editing-duration>
    <meta:editing-cycles>2</meta:editing-cycles>
    <meta:generator>LibreOffice/6.0.6.2$Linux_X86_64 LibreOffice_project/00m0$Build-2</meta:generator>
    <meta:document-statistic meta:table-count="1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 style:text-overline-style="solid" style:text-overline-width="auto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03cm" svg:height="21.657cm" xlink:href=".." xlink:type="simple" chart:class="chart:scatter" chart:style-name="ch1">
        <chart:plot-area chart:style-name="ch2" table:cell-range-address="Sheet1.A2:Sheet1.B120" svg:x="1.781cm" svg:y="0.433cm" svg:width="35.952cm" svg:height="19.81cm">
          <chartooo:coordinate-region svg:x="2.508cm" svg:y="0.633cm" svg:width="34.945cm" svg:height="18.963cm"/>
          <chart:axis chart:dimension="x" chart:name="primary-x" chart:style-name="ch3">
            <chart:title svg:x="19.567cm" svg:y="20.676cm" chart:style-name="ch4">
              <text:p>M</text:p>
            </chart:title>
          </chart:axis>
          <chart:axis chart:dimension="y" chart:name="primary-y" chart:style-name="ch3">
            <chart:title svg:x="0.451cm" svg:y="10.475cm" chart:style-name="ch5">
              <text:p>x</text:p>
            </chart:title>
            <chart:grid chart:style-name="ch6" chart:class="major"/>
          </chart:axis>
          <chart:series chart:style-name="ch7" chart:values-cell-range-address="Sheet1.B2:Sheet1.B120" chart:class="chart:scatter">
            <chart:domain table:cell-range-address="Sheet1.A2:Sheet1.A120"/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20</svg:desc>
                </draw:g>
              </table:table-cell>
              <table:table-cell office:value-type="float" office:value="0.03">
                <text:p>0.03</text:p>
                <draw:g>
                  <svg:desc>Sheet1.B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